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son2CborDecoderTests.canD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ckson2CborDecoderTests.decodeToMo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ckson2CborDecoderTests.d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ckson2CborDecoderTests.Jackson2CborDecoder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CborDecoderTests.writeObject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